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Open Sans" officeooo:paragraph-rsid="001c789b"/>
    </style:style>
    <style:style style:name="P2" style:family="paragraph" style:parent-style-name="Standard">
      <style:text-properties style:font-name="Open Sans" officeooo:rsid="001c789b" officeooo:paragraph-rsid="001cd516"/>
    </style:style>
    <style:style style:name="P3" style:family="paragraph" style:parent-style-name="Standard">
      <style:text-properties style:font-name="Open Sans" officeooo:paragraph-rsid="001cd516"/>
    </style:style>
    <style:style style:name="P4" style:family="paragraph" style:parent-style-name="Standard">
      <style:text-properties style:font-name="Open Sans" officeooo:paragraph-rsid="001fca38"/>
    </style:style>
    <style:style style:name="P5" style:family="paragraph" style:parent-style-name="Standard">
      <style:text-properties style:font-name="Open Sans" fo:font-weight="bold" officeooo:rsid="00217abf" officeooo:paragraph-rsid="00217abf" style:font-weight-asian="bold" style:font-weight-complex="bold"/>
    </style:style>
    <style:style style:name="P6" style:family="paragraph" style:parent-style-name="Standard">
      <style:text-properties style:font-name="Open Sans" officeooo:paragraph-rsid="0022e2a5"/>
    </style:style>
    <style:style style:name="P7" style:family="paragraph" style:parent-style-name="Standard">
      <style:text-properties officeooo:paragraph-rsid="0022e2a5"/>
    </style:style>
    <style:style style:name="P8" style:family="paragraph" style:parent-style-name="Standard">
      <style:text-properties style:use-window-font-color="true" style:font-name="Open Sans" fo:font-size="12pt" officeooo:rsid="001c789b" officeooo:paragraph-rsid="001c789b" style:font-size-asian="12pt" style:font-size-complex="12pt"/>
    </style:style>
    <style:style style:name="P9" style:family="paragraph" style:parent-style-name="Standard">
      <style:text-properties style:use-window-font-color="true" style:font-name="Open Sans" fo:font-size="12pt" officeooo:rsid="0022e2a5" officeooo:paragraph-rsid="0022e2a5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210f9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d516" style:font-weight-asian="bold" style:font-weight-complex="bold"/>
    </style:style>
    <style:style style:name="T5" style:family="text">
      <style:text-properties fo:font-weight="bold" officeooo:rsid="001fc209" style:font-weight-asian="bold" style:font-weight-complex="bold"/>
    </style:style>
    <style:style style:name="T6" style:family="text">
      <style:text-properties fo:font-weight="bold" officeooo:rsid="001fca38" style:font-weight-asian="bold" style:font-weight-complex="bold"/>
    </style:style>
    <style:style style:name="T7" style:family="text">
      <style:text-properties fo:font-weight="bold" officeooo:rsid="0022e2a5" style:font-weight-asian="bold" style:font-weight-complex="bold"/>
    </style:style>
    <style:style style:name="T8" style:family="text">
      <style:text-properties fo:font-weight="bold" officeooo:rsid="0027e7ee" style:font-weight-asian="bold" style:font-weight-complex="bold"/>
    </style:style>
    <style:style style:name="T9" style:family="text">
      <style:text-properties officeooo:rsid="001e9547"/>
    </style:style>
    <style:style style:name="T10" style:family="text">
      <style:text-properties fo:font-variant="normal" fo:text-transform="none" style:use-window-font-color="true" style:text-line-through-style="none" style:text-line-through-type="none" style:font-name="Open Sans" fo:font-size="12pt" fo:letter-spacing="normal" fo:font-style="normal" style:text-underline-style="none" fo:font-weight="normal" style:text-blinking="false" style:font-size-asian="12pt" style:font-size-complex="12pt"/>
    </style:style>
    <style:style style:name="T11" style:family="text">
      <style:text-properties style:use-window-font-color="true" style:font-name="Open Sans" fo:font-size="12pt" officeooo:rsid="0022e2a5" style:font-size-asian="12pt" style:font-size-complex="12pt"/>
    </style:style>
    <style:style style:name="T12" style:family="text">
      <style:text-properties officeooo:rsid="00264009"/>
    </style:style>
    <style:style style:name="T13" style:family="text">
      <style:text-properties officeooo:rsid="002e9f6c"/>
    </style:style>
    <style:style style:name="T14" style:family="text">
      <style:text-properties officeooo:rsid="0030e7a1"/>
    </style:style>
    <style:style style:name="T15" style:family="text">
      <style:text-properties officeooo:rsid="0032f50a"/>
    </style:style>
    <style:style style:name="T16" style:family="text">
      <style:text-properties officeooo:rsid="003558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5">ANHELO</text:span> <text:span text:style-name="T16">DE</text:span> <text:span text:style-name="T16">UNA</text:span> <text:span text:style-name="T16">ALMA</text:span></text:p>
      <text:p text:style-name="P8"/>
      <text:p text:style-name="P7"><text:span text:style-name="T11">Letra: </text:span><text:span text:style-name="T10">San Rafael Arnaiz Baron O.C.S.O.</text:span></text:p>
      <text:p text:style-name="P9">Musica: Samuel Gutierrez y Linda Martinez</text:p>
      <text:p text:style-name="P9"/>
      <text:p text:style-name="P1">¡Silencio pides Señor! <text:span text:style-name="T9">S</text:span>ilencio te ofrezco.</text:p>
      <text:p text:style-name="P1">¡Vida oculta Señor! <text:span text:style-name="T9">S</text:span>ea <text:span text:style-name="T9">el</text:span> <text:span text:style-name="T9">Carmelo</text:span> mi escondrijo.</text:p>
      <text:p text:style-name="P1">¡Sacrificio Señor! <text:span text:style-name="T9">T</text:span>odo por <text:span text:style-name="T12">t</text:span>i lo di.</text:p>
      <text:p text:style-name="P1">¡Renuncia <text:span text:style-name="T9">Señor!</text:span> Mi voluntad es tuya.</text:p>
      <text:p text:style-name="P1">¿Qué queréis Señor, de mi?</text:p>
      <text:p text:style-name="P1"/>
      <text:p text:style-name="P3"><text:span text:style-name="T4">¡</text:span><text:span text:style-name="T3">Amor! </text:span><text:span text:style-name="T7">¡A</text:span><text:span text:style-name="T5">mor! </text:span><text:span text:style-name="T7">¡A</text:span><text:span text:style-name="T5">mor</text:span><text:span text:style-name="T3">!</text:span></text:p>
      <text:p text:style-name="P4"><text:span text:style-name="Strong_20_Emphasis"><text:span text:style-name="T8">U</text:span></text:span><text:span text:style-name="Strong_20_Emphasis"><text:span text:style-name="T3">ni</text:span></text:span><text:span text:style-name="Strong_20_Emphasis"><text:span text:style-name="T6">r</text:span></text:span><text:span text:style-name="Strong_20_Emphasis"><text:span text:style-name="T3">me absolutamente</text:span></text:span></text:p>
      <text:p text:style-name="P4"><text:span text:style-name="Strong_20_Emphasis"><text:span text:style-name="T3">y enteramente </text:span></text:span><text:span text:style-name="Strong_20_Emphasis"><text:span text:style-name="T6">a</text:span></text:span><text:span text:style-name="Strong_20_Emphasis"><text:span text:style-name="T3"> Jesús.<text:line-break/>A no vivir más que para amar y padecer.<text:line-break/>A ser el último, menos para obedecer.</text:span></text:span></text:p>
      <text:p text:style-name="P2"/>
      <text:p text:style-name="P1">Quisiera que tu vida, fuera mi única Regla.</text:p>
      <text:p text:style-name="P1"><text:span text:style-name="T13">T</text:span>u “amor eucarístico”, mi único alimento.</text:p>
      <text:p text:style-name="P1">Tu evangelio, mi único estudio.</text:p>
      <text:p text:style-name="P1">Tu amor, mi única razón <text:span text:style-name="T14">para</text:span> vivir.</text:p>
      <text:p text:style-name="P3"><text:span text:style-name="Strong_20_Emphasis"><text:span text:style-name="T1">¿Qué queréis Señor, de mi?</text:span></text:span></text:p>
      <text:p text:style-name="P1"/>
      <text:p text:style-name="P6"><text:span text:style-name="T4">¡</text:span><text:span text:style-name="T3">Amor! </text:span><text:span text:style-name="T7">¡A</text:span><text:span text:style-name="T5">mor! </text:span><text:span text:style-name="T7">¡A</text:span><text:span text:style-name="T5">mor</text:span><text:span text:style-name="T3">!</text:span></text:p>
      <text:p text:style-name="P6"><text:span text:style-name="Strong_20_Emphasis"><text:span text:style-name="T6">A u</text:span></text:span><text:span text:style-name="Strong_20_Emphasis"><text:span text:style-name="T3">ni</text:span></text:span><text:span text:style-name="Strong_20_Emphasis"><text:span text:style-name="T6">r</text:span></text:span><text:span text:style-name="Strong_20_Emphasis"><text:span text:style-name="T3">me absolutamente</text:span></text:span></text:p>
      <text:p text:style-name="P6"><text:span text:style-name="Strong_20_Emphasis"><text:span text:style-name="T3">y enteramente </text:span></text:span><text:span text:style-name="Strong_20_Emphasis"><text:span text:style-name="T6">a</text:span></text:span><text:span text:style-name="Strong_20_Emphasis"><text:span text:style-name="T3"> Jesús.<text:line-break/>A no vivir más que para amar y padecer.<text:line-break/>A ser el último, menos para obedecer.</text:span></text:span></text:p>
      <text:p text:style-name="P6"><text:span text:style-name="Strong_20_Emphasis"><text:span text:style-name="T3"/></text:span></text:p>
      <text:p text:style-name="P3">¡Quisiera dejar de vivir,</text:p>
      <text:p text:style-name="P3">si vivir pudiera sin amarte!</text:p>
      <text:p text:style-name="P3"><text:span text:style-name="Strong_20_Emphasis"><text:span text:style-name="T2">¡</text:span></text:span><text:span text:style-name="Strong_20_Emphasis"><text:span text:style-name="T1">Quisiera morir de amor!</text:span></text:span></text:p>
      <text:p text:style-name="P3"><text:span text:style-name="Strong_20_Emphasis"><text:span text:style-name="T2">Y</text:span></text:span><text:span text:style-name="Strong_20_Emphasis"><text:span text:style-name="T1">a que sólo de amor, vivir no puedo.</text:span></text:span></text:p>
      <text:p text:style-name="P3"><text:span text:style-name="Strong_20_Emphasis"><text:span text:style-name="T1">¿Qué queréis Señor, de mi?</text:span></text:span></text:p>
      <text:p text:style-name="P3"><text:span text:style-name="Strong_20_Emphasis"><text:span text:style-name="T1"/></text:span></text:p>
      <text:p text:style-name="P6"><text:span text:style-name="T4">¡</text:span><text:span text:style-name="T3">Amor! </text:span><text:span text:style-name="T7">¡A</text:span><text:span text:style-name="T5">mor! </text:span><text:span text:style-name="T7">¡A</text:span><text:span text:style-name="T5">mor</text:span><text:span text:style-name="T3">!</text:span></text:p>
      <text:p text:style-name="P6"><text:span text:style-name="Strong_20_Emphasis"><text:span text:style-name="T6">A u</text:span></text:span><text:span text:style-name="Strong_20_Emphasis"><text:span text:style-name="T3">ni</text:span></text:span><text:span text:style-name="Strong_20_Emphasis"><text:span text:style-name="T6">r</text:span></text:span><text:span text:style-name="Strong_20_Emphasis"><text:span text:style-name="T3">me absolutamente</text:span></text:span></text:p>
      <text:p text:style-name="P6"><text:span text:style-name="Strong_20_Emphasis"><text:span text:style-name="T3">y enteramente </text:span></text:span><text:span text:style-name="Strong_20_Emphasis"><text:span text:style-name="T6">a</text:span></text:span><text:span text:style-name="Strong_20_Emphasis"><text:span text:style-name="T3"> Jesús.<text:line-break/>A no vivir más que para amar y padecer.<text:line-break/>A ser el último, menos para obedec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9:29:20.141155503</meta:creation-date>
    <dc:date>2019-01-19T16:55:28.876897433</dc:date>
    <meta:editing-duration>PT3H21M18S</meta:editing-duration>
    <meta:editing-cycles>15</meta:editing-cycles>
    <meta:generator>LibreOffice/6.1.4.2$Linux_X86_64 LibreOffice_project/10$Build-2</meta:generator>
    <meta:document-statistic meta:table-count="0" meta:image-count="0" meta:object-count="0" meta:page-count="1" meta:paragraph-count="27" meta:word-count="182" meta:character-count="1029" meta:non-whitespace-character-count="874"/>
  </office:meta>
</office:document-meta>
</file>